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2p2" table:style-name="ta1">
        <table:shapes>
          <draw:frame draw:z-index="0" draw:style-name="gr1" draw:text-style-name="P1" svg:width="16.012cm" svg:height="8.995cm" svg:x="8.743cm" svg:y="1.969cm">
            <draw:object draw:notify-on-update-of-ranges="exp2p2.B1:exp2p2.B1 exp2p2.B2:exp2p2.B10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9" calcext:value-type="float">
            <text:p>3,99</text:p>
          </table:table-cell>
          <table:table-cell office:value-type="float" office:value="1693537329298" calcext:value-type="float">
            <text:p>16935373292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5" calcext:value-type="float">
            <text:p>4,05</text:p>
          </table:table-cell>
          <table:table-cell office:value-type="float" office:value="1693537329336" calcext:value-type="float">
            <text:p>16935373293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29436" calcext:value-type="float">
            <text:p>16935373294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2" calcext:value-type="float">
            <text:p>4,02</text:p>
          </table:table-cell>
          <table:table-cell office:value-type="float" office:value="1693537329536" calcext:value-type="float">
            <text:p>16935373295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" calcext:value-type="float">
            <text:p>4</text:p>
          </table:table-cell>
          <table:table-cell office:value-type="float" office:value="1693537329637" calcext:value-type="float">
            <text:p>1693537329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29736" calcext:value-type="float">
            <text:p>16935373297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29836" calcext:value-type="float">
            <text:p>16935373298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9" calcext:value-type="float">
            <text:p>4,29</text:p>
          </table:table-cell>
          <table:table-cell office:value-type="float" office:value="1693537329936" calcext:value-type="float">
            <text:p>16935373299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7330036" calcext:value-type="float">
            <text:p>16935373300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0136" calcext:value-type="float">
            <text:p>16935373301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0236" calcext:value-type="float">
            <text:p>16935373302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0336" calcext:value-type="float">
            <text:p>16935373303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0436" calcext:value-type="float">
            <text:p>16935373304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30536" calcext:value-type="float">
            <text:p>16935373305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0636" calcext:value-type="float">
            <text:p>16935373306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0736" calcext:value-type="float">
            <text:p>16935373307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0836" calcext:value-type="float">
            <text:p>16935373308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0936" calcext:value-type="float">
            <text:p>16935373309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1036" calcext:value-type="float">
            <text:p>16935373310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7" calcext:value-type="float">
            <text:p>4,07</text:p>
          </table:table-cell>
          <table:table-cell office:value-type="float" office:value="1693537331136" calcext:value-type="float">
            <text:p>16935373311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1236" calcext:value-type="float">
            <text:p>16935373312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1336" calcext:value-type="float">
            <text:p>16935373313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7331436" calcext:value-type="float">
            <text:p>16935373314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31536" calcext:value-type="float">
            <text:p>16935373315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31636" calcext:value-type="float">
            <text:p>16935373316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1736" calcext:value-type="float">
            <text:p>16935373317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31836" calcext:value-type="float">
            <text:p>16935373318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1936" calcext:value-type="float">
            <text:p>16935373319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2036" calcext:value-type="float">
            <text:p>16935373320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32136" calcext:value-type="float">
            <text:p>16935373321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32236" calcext:value-type="float">
            <text:p>16935373322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2336" calcext:value-type="float">
            <text:p>16935373323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32436" calcext:value-type="float">
            <text:p>16935373324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2536" calcext:value-type="float">
            <text:p>16935373325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2636" calcext:value-type="float">
            <text:p>16935373326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32736" calcext:value-type="float">
            <text:p>16935373327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2836" calcext:value-type="float">
            <text:p>16935373328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6" calcext:value-type="float">
            <text:p>4,06</text:p>
          </table:table-cell>
          <table:table-cell office:value-type="float" office:value="1693537332936" calcext:value-type="float">
            <text:p>16935373329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3036" calcext:value-type="float">
            <text:p>16935373330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33136" calcext:value-type="float">
            <text:p>16935373331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33236" calcext:value-type="float">
            <text:p>16935373332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7333336" calcext:value-type="float">
            <text:p>16935373333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33436" calcext:value-type="float">
            <text:p>16935373334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7333536" calcext:value-type="float">
            <text:p>16935373335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333636" calcext:value-type="float">
            <text:p>16935373336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3736" calcext:value-type="float">
            <text:p>16935373337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3836" calcext:value-type="float">
            <text:p>16935373338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3936" calcext:value-type="float">
            <text:p>16935373339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34036" calcext:value-type="float">
            <text:p>16935373340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334136" calcext:value-type="float">
            <text:p>16935373341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34236" calcext:value-type="float">
            <text:p>16935373342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4336" calcext:value-type="float">
            <text:p>16935373343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34436" calcext:value-type="float">
            <text:p>16935373344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4536" calcext:value-type="float">
            <text:p>16935373345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4637" calcext:value-type="float">
            <text:p>1693537334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4737" calcext:value-type="float">
            <text:p>1693537334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34837" calcext:value-type="float">
            <text:p>1693537334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34936" calcext:value-type="float">
            <text:p>16935373349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5037" calcext:value-type="float">
            <text:p>1693537335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5136" calcext:value-type="float">
            <text:p>16935373351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5237" calcext:value-type="float">
            <text:p>1693537335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5336" calcext:value-type="float">
            <text:p>16935373353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5437" calcext:value-type="float">
            <text:p>1693537335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5537" calcext:value-type="float">
            <text:p>1693537335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5636" calcext:value-type="float">
            <text:p>16935373356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5737" calcext:value-type="float">
            <text:p>1693537335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5837" calcext:value-type="float">
            <text:p>1693537335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35937" calcext:value-type="float">
            <text:p>1693537335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6037" calcext:value-type="float">
            <text:p>1693537336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36137" calcext:value-type="float">
            <text:p>1693537336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6237" calcext:value-type="float">
            <text:p>1693537336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36337" calcext:value-type="float">
            <text:p>1693537336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6436" calcext:value-type="float">
            <text:p>16935373364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6537" calcext:value-type="float">
            <text:p>1693537336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6637" calcext:value-type="float">
            <text:p>1693537336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6737" calcext:value-type="float">
            <text:p>1693537336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6837" calcext:value-type="float">
            <text:p>1693537336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6936" calcext:value-type="float">
            <text:p>16935373369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7037" calcext:value-type="float">
            <text:p>1693537337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7137" calcext:value-type="float">
            <text:p>1693537337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7237" calcext:value-type="float">
            <text:p>1693537337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337337" calcext:value-type="float">
            <text:p>1693537337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37436" calcext:value-type="float">
            <text:p>169353733743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37537" calcext:value-type="float">
            <text:p>1693537337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37637" calcext:value-type="float">
            <text:p>1693537337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37737" calcext:value-type="float">
            <text:p>1693537337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37837" calcext:value-type="float">
            <text:p>1693537337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7937" calcext:value-type="float">
            <text:p>1693537337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38037" calcext:value-type="float">
            <text:p>1693537338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8137" calcext:value-type="float">
            <text:p>1693537338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38237" calcext:value-type="float">
            <text:p>1693537338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8337" calcext:value-type="float">
            <text:p>1693537338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338437" calcext:value-type="float">
            <text:p>1693537338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38537" calcext:value-type="float">
            <text:p>1693537338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8637" calcext:value-type="float">
            <text:p>1693537338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38737" calcext:value-type="float">
            <text:p>1693537338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8837" calcext:value-type="float">
            <text:p>1693537338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38937" calcext:value-type="float">
            <text:p>1693537338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39037" calcext:value-type="float">
            <text:p>1693537339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39137" calcext:value-type="float">
            <text:p>1693537339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39237" calcext:value-type="float">
            <text:p>1693537339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39337" calcext:value-type="float">
            <text:p>1693537339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9437" calcext:value-type="float">
            <text:p>1693537339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39537" calcext:value-type="float">
            <text:p>1693537339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39637" calcext:value-type="float">
            <text:p>1693537339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39737" calcext:value-type="float">
            <text:p>1693537339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39837" calcext:value-type="float">
            <text:p>1693537339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39937" calcext:value-type="float">
            <text:p>1693537339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0037" calcext:value-type="float">
            <text:p>1693537340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0137" calcext:value-type="float">
            <text:p>1693537340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40237" calcext:value-type="float">
            <text:p>1693537340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40337" calcext:value-type="float">
            <text:p>1693537340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40437" calcext:value-type="float">
            <text:p>1693537340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0537" calcext:value-type="float">
            <text:p>1693537340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40637" calcext:value-type="float">
            <text:p>1693537340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0737" calcext:value-type="float">
            <text:p>1693537340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40837" calcext:value-type="float">
            <text:p>1693537340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40937" calcext:value-type="float">
            <text:p>1693537340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1037" calcext:value-type="float">
            <text:p>1693537341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41137" calcext:value-type="float">
            <text:p>1693537341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1237" calcext:value-type="float">
            <text:p>1693537341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1337" calcext:value-type="float">
            <text:p>1693537341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41437" calcext:value-type="float">
            <text:p>1693537341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1537" calcext:value-type="float">
            <text:p>1693537341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41637" calcext:value-type="float">
            <text:p>1693537341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1737" calcext:value-type="float">
            <text:p>1693537341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1837" calcext:value-type="float">
            <text:p>1693537341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1937" calcext:value-type="float">
            <text:p>1693537341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42037" calcext:value-type="float">
            <text:p>1693537342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42137" calcext:value-type="float">
            <text:p>1693537342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2237" calcext:value-type="float">
            <text:p>1693537342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2337" calcext:value-type="float">
            <text:p>1693537342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42437" calcext:value-type="float">
            <text:p>1693537342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2537" calcext:value-type="float">
            <text:p>1693537342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2637" calcext:value-type="float">
            <text:p>1693537342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2737" calcext:value-type="float">
            <text:p>1693537342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2837" calcext:value-type="float">
            <text:p>1693537342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42937" calcext:value-type="float">
            <text:p>1693537342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3037" calcext:value-type="float">
            <text:p>1693537343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43137" calcext:value-type="float">
            <text:p>1693537343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3237" calcext:value-type="float">
            <text:p>1693537343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3337" calcext:value-type="float">
            <text:p>1693537343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3437" calcext:value-type="float">
            <text:p>1693537343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3537" calcext:value-type="float">
            <text:p>1693537343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3637" calcext:value-type="float">
            <text:p>1693537343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3737" calcext:value-type="float">
            <text:p>1693537343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7" calcext:value-type="float">
            <text:p>4,07</text:p>
          </table:table-cell>
          <table:table-cell office:value-type="float" office:value="1693537343837" calcext:value-type="float">
            <text:p>1693537343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3937" calcext:value-type="float">
            <text:p>1693537343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4037" calcext:value-type="float">
            <text:p>1693537344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44137" calcext:value-type="float">
            <text:p>1693537344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4237" calcext:value-type="float">
            <text:p>1693537344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4337" calcext:value-type="float">
            <text:p>1693537344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44437" calcext:value-type="float">
            <text:p>1693537344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4537" calcext:value-type="float">
            <text:p>1693537344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4637" calcext:value-type="float">
            <text:p>1693537344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4737" calcext:value-type="float">
            <text:p>1693537344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4837" calcext:value-type="float">
            <text:p>1693537344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4937" calcext:value-type="float">
            <text:p>1693537344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45037" calcext:value-type="float">
            <text:p>1693537345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5137" calcext:value-type="float">
            <text:p>1693537345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5237" calcext:value-type="float">
            <text:p>1693537345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5337" calcext:value-type="float">
            <text:p>1693537345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5437" calcext:value-type="float">
            <text:p>1693537345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5537" calcext:value-type="float">
            <text:p>1693537345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5637" calcext:value-type="float">
            <text:p>1693537345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5737" calcext:value-type="float">
            <text:p>1693537345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5837" calcext:value-type="float">
            <text:p>1693537345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5937" calcext:value-type="float">
            <text:p>1693537345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6037" calcext:value-type="float">
            <text:p>1693537346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6137" calcext:value-type="float">
            <text:p>1693537346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6237" calcext:value-type="float">
            <text:p>1693537346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6337" calcext:value-type="float">
            <text:p>1693537346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6437" calcext:value-type="float">
            <text:p>1693537346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6537" calcext:value-type="float">
            <text:p>1693537346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6637" calcext:value-type="float">
            <text:p>1693537346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6737" calcext:value-type="float">
            <text:p>1693537346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46837" calcext:value-type="float">
            <text:p>1693537346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6937" calcext:value-type="float">
            <text:p>1693537346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47037" calcext:value-type="float">
            <text:p>1693537347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7137" calcext:value-type="float">
            <text:p>1693537347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47237" calcext:value-type="float">
            <text:p>1693537347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7337" calcext:value-type="float">
            <text:p>1693537347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47437" calcext:value-type="float">
            <text:p>1693537347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347537" calcext:value-type="float">
            <text:p>1693537347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47637" calcext:value-type="float">
            <text:p>1693537347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7737" calcext:value-type="float">
            <text:p>1693537347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7837" calcext:value-type="float">
            <text:p>1693537347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7937" calcext:value-type="float">
            <text:p>1693537347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8037" calcext:value-type="float">
            <text:p>1693537348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8137" calcext:value-type="float">
            <text:p>1693537348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8237" calcext:value-type="float">
            <text:p>1693537348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48337" calcext:value-type="float">
            <text:p>1693537348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48437" calcext:value-type="float">
            <text:p>1693537348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48537" calcext:value-type="float">
            <text:p>1693537348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48637" calcext:value-type="float">
            <text:p>1693537348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8737" calcext:value-type="float">
            <text:p>1693537348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48837" calcext:value-type="float">
            <text:p>1693537348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8937" calcext:value-type="float">
            <text:p>1693537348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9137" calcext:value-type="float">
            <text:p>1693537349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49237" calcext:value-type="float">
            <text:p>1693537349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49337" calcext:value-type="float">
            <text:p>1693537349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9437" calcext:value-type="float">
            <text:p>1693537349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49537" calcext:value-type="float">
            <text:p>1693537349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49637" calcext:value-type="float">
            <text:p>1693537349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9737" calcext:value-type="float">
            <text:p>1693537349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9837" calcext:value-type="float">
            <text:p>1693537349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49937" calcext:value-type="float">
            <text:p>1693537349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0037" calcext:value-type="float">
            <text:p>1693537350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0137" calcext:value-type="float">
            <text:p>1693537350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0237" calcext:value-type="float">
            <text:p>1693537350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50337" calcext:value-type="float">
            <text:p>1693537350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0437" calcext:value-type="float">
            <text:p>1693537350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0537" calcext:value-type="float">
            <text:p>1693537350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0637" calcext:value-type="float">
            <text:p>1693537350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0737" calcext:value-type="float">
            <text:p>1693537350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50837" calcext:value-type="float">
            <text:p>1693537350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0937" calcext:value-type="float">
            <text:p>1693537350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51037" calcext:value-type="float">
            <text:p>1693537351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51137" calcext:value-type="float">
            <text:p>1693537351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1237" calcext:value-type="float">
            <text:p>1693537351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1337" calcext:value-type="float">
            <text:p>1693537351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1437" calcext:value-type="float">
            <text:p>1693537351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1537" calcext:value-type="float">
            <text:p>1693537351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1637" calcext:value-type="float">
            <text:p>1693537351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1737" calcext:value-type="float">
            <text:p>1693537351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1837" calcext:value-type="float">
            <text:p>1693537351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51937" calcext:value-type="float">
            <text:p>1693537351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2037" calcext:value-type="float">
            <text:p>1693537352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2137" calcext:value-type="float">
            <text:p>1693537352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7352237" calcext:value-type="float">
            <text:p>1693537352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2337" calcext:value-type="float">
            <text:p>1693537352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2437" calcext:value-type="float">
            <text:p>1693537352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2537" calcext:value-type="float">
            <text:p>1693537352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52637" calcext:value-type="float">
            <text:p>1693537352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2737" calcext:value-type="float">
            <text:p>1693537352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52837" calcext:value-type="float">
            <text:p>1693537352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2937" calcext:value-type="float">
            <text:p>1693537352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3037" calcext:value-type="float">
            <text:p>1693537353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353137" calcext:value-type="float">
            <text:p>1693537353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53237" calcext:value-type="float">
            <text:p>1693537353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53337" calcext:value-type="float">
            <text:p>1693537353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3437" calcext:value-type="float">
            <text:p>1693537353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3537" calcext:value-type="float">
            <text:p>1693537353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3637" calcext:value-type="float">
            <text:p>1693537353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53737" calcext:value-type="float">
            <text:p>1693537353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3837" calcext:value-type="float">
            <text:p>1693537353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3937" calcext:value-type="float">
            <text:p>1693537353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4037" calcext:value-type="float">
            <text:p>1693537354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54137" calcext:value-type="float">
            <text:p>1693537354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4237" calcext:value-type="float">
            <text:p>1693537354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4337" calcext:value-type="float">
            <text:p>1693537354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4437" calcext:value-type="float">
            <text:p>1693537354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4537" calcext:value-type="float">
            <text:p>1693537354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4637" calcext:value-type="float">
            <text:p>1693537354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4737" calcext:value-type="float">
            <text:p>1693537354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4837" calcext:value-type="float">
            <text:p>1693537354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4937" calcext:value-type="float">
            <text:p>1693537354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55037" calcext:value-type="float">
            <text:p>1693537355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5137" calcext:value-type="float">
            <text:p>1693537355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5237" calcext:value-type="float">
            <text:p>1693537355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5337" calcext:value-type="float">
            <text:p>1693537355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5437" calcext:value-type="float">
            <text:p>1693537355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7355537" calcext:value-type="float">
            <text:p>1693537355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5637" calcext:value-type="float">
            <text:p>1693537355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5737" calcext:value-type="float">
            <text:p>1693537355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55837" calcext:value-type="float">
            <text:p>1693537355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5937" calcext:value-type="float">
            <text:p>1693537355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7356037" calcext:value-type="float">
            <text:p>1693537356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6137" calcext:value-type="float">
            <text:p>1693537356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6237" calcext:value-type="float">
            <text:p>1693537356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6337" calcext:value-type="float">
            <text:p>1693537356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56437" calcext:value-type="float">
            <text:p>1693537356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6537" calcext:value-type="float">
            <text:p>1693537356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56637" calcext:value-type="float">
            <text:p>1693537356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6737" calcext:value-type="float">
            <text:p>1693537356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6837" calcext:value-type="float">
            <text:p>1693537356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56937" calcext:value-type="float">
            <text:p>1693537356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7037" calcext:value-type="float">
            <text:p>1693537357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7137" calcext:value-type="float">
            <text:p>1693537357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7237" calcext:value-type="float">
            <text:p>1693537357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57337" calcext:value-type="float">
            <text:p>1693537357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7437" calcext:value-type="float">
            <text:p>1693537357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7537" calcext:value-type="float">
            <text:p>1693537357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7637" calcext:value-type="float">
            <text:p>1693537357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7737" calcext:value-type="float">
            <text:p>1693537357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57837" calcext:value-type="float">
            <text:p>1693537357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57937" calcext:value-type="float">
            <text:p>1693537357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58037" calcext:value-type="float">
            <text:p>1693537358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58137" calcext:value-type="float">
            <text:p>1693537358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58237" calcext:value-type="float">
            <text:p>1693537358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8337" calcext:value-type="float">
            <text:p>1693537358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7358437" calcext:value-type="float">
            <text:p>1693537358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58537" calcext:value-type="float">
            <text:p>1693537358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58637" calcext:value-type="float">
            <text:p>1693537358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8737" calcext:value-type="float">
            <text:p>1693537358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58837" calcext:value-type="float">
            <text:p>1693537358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58937" calcext:value-type="float">
            <text:p>1693537358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59037" calcext:value-type="float">
            <text:p>1693537359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59137" calcext:value-type="float">
            <text:p>1693537359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59237" calcext:value-type="float">
            <text:p>1693537359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6" calcext:value-type="float">
            <text:p>4,06</text:p>
          </table:table-cell>
          <table:table-cell office:value-type="float" office:value="1693537359337" calcext:value-type="float">
            <text:p>1693537359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59437" calcext:value-type="float">
            <text:p>1693537359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59537" calcext:value-type="float">
            <text:p>1693537359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59637" calcext:value-type="float">
            <text:p>1693537359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59737" calcext:value-type="float">
            <text:p>1693537359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59837" calcext:value-type="float">
            <text:p>1693537359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59937" calcext:value-type="float">
            <text:p>1693537359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6" calcext:value-type="float">
            <text:p>4,06</text:p>
          </table:table-cell>
          <table:table-cell office:value-type="float" office:value="1693537360037" calcext:value-type="float">
            <text:p>1693537360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7" calcext:value-type="float">
            <text:p>4,07</text:p>
          </table:table-cell>
          <table:table-cell office:value-type="float" office:value="1693537360137" calcext:value-type="float">
            <text:p>1693537360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60237" calcext:value-type="float">
            <text:p>1693537360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60337" calcext:value-type="float">
            <text:p>1693537360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60437" calcext:value-type="float">
            <text:p>1693537360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0537" calcext:value-type="float">
            <text:p>1693537360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0637" calcext:value-type="float">
            <text:p>1693537360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0737" calcext:value-type="float">
            <text:p>1693537360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0837" calcext:value-type="float">
            <text:p>1693537360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0937" calcext:value-type="float">
            <text:p>1693537360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1037" calcext:value-type="float">
            <text:p>1693537361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1137" calcext:value-type="float">
            <text:p>1693537361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1237" calcext:value-type="float">
            <text:p>1693537361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61337" calcext:value-type="float">
            <text:p>1693537361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61437" calcext:value-type="float">
            <text:p>1693537361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61537" calcext:value-type="float">
            <text:p>1693537361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61637" calcext:value-type="float">
            <text:p>1693537361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1737" calcext:value-type="float">
            <text:p>1693537361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61837" calcext:value-type="float">
            <text:p>1693537361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1937" calcext:value-type="float">
            <text:p>1693537361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2037" calcext:value-type="float">
            <text:p>1693537362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2137" calcext:value-type="float">
            <text:p>1693537362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62237" calcext:value-type="float">
            <text:p>1693537362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62337" calcext:value-type="float">
            <text:p>1693537362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2437" calcext:value-type="float">
            <text:p>1693537362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62537" calcext:value-type="float">
            <text:p>1693537362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2637" calcext:value-type="float">
            <text:p>1693537362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2737" calcext:value-type="float">
            <text:p>1693537362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2837" calcext:value-type="float">
            <text:p>1693537362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2937" calcext:value-type="float">
            <text:p>1693537362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3037" calcext:value-type="float">
            <text:p>1693537363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3138" calcext:value-type="float">
            <text:p>1693537363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3237" calcext:value-type="float">
            <text:p>1693537363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3337" calcext:value-type="float">
            <text:p>1693537363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3437" calcext:value-type="float">
            <text:p>1693537363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63537" calcext:value-type="float">
            <text:p>1693537363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3637" calcext:value-type="float">
            <text:p>1693537363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3737" calcext:value-type="float">
            <text:p>1693537363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3837" calcext:value-type="float">
            <text:p>1693537363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3937" calcext:value-type="float">
            <text:p>1693537363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4037" calcext:value-type="float">
            <text:p>1693537364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4137" calcext:value-type="float">
            <text:p>1693537364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4237" calcext:value-type="float">
            <text:p>1693537364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4337" calcext:value-type="float">
            <text:p>1693537364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4437" calcext:value-type="float">
            <text:p>1693537364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4537" calcext:value-type="float">
            <text:p>1693537364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4637" calcext:value-type="float">
            <text:p>1693537364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64737" calcext:value-type="float">
            <text:p>1693537364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4837" calcext:value-type="float">
            <text:p>1693537364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4937" calcext:value-type="float">
            <text:p>1693537364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5037" calcext:value-type="float">
            <text:p>1693537365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5137" calcext:value-type="float">
            <text:p>1693537365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65237" calcext:value-type="float">
            <text:p>1693537365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5337" calcext:value-type="float">
            <text:p>1693537365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5437" calcext:value-type="float">
            <text:p>1693537365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5537" calcext:value-type="float">
            <text:p>1693537365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5637" calcext:value-type="float">
            <text:p>1693537365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5737" calcext:value-type="float">
            <text:p>1693537365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5837" calcext:value-type="float">
            <text:p>1693537365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5937" calcext:value-type="float">
            <text:p>1693537365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6037" calcext:value-type="float">
            <text:p>1693537366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6137" calcext:value-type="float">
            <text:p>1693537366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66237" calcext:value-type="float">
            <text:p>1693537366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6337" calcext:value-type="float">
            <text:p>1693537366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6437" calcext:value-type="float">
            <text:p>1693537366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66537" calcext:value-type="float">
            <text:p>1693537366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66637" calcext:value-type="float">
            <text:p>1693537366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6737" calcext:value-type="float">
            <text:p>1693537366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6837" calcext:value-type="float">
            <text:p>1693537366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6937" calcext:value-type="float">
            <text:p>1693537366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7037" calcext:value-type="float">
            <text:p>1693537367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7137" calcext:value-type="float">
            <text:p>1693537367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7237" calcext:value-type="float">
            <text:p>1693537367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7337" calcext:value-type="float">
            <text:p>1693537367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67437" calcext:value-type="float">
            <text:p>1693537367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7537" calcext:value-type="float">
            <text:p>1693537367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67637" calcext:value-type="float">
            <text:p>1693537367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7737" calcext:value-type="float">
            <text:p>1693537367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7837" calcext:value-type="float">
            <text:p>1693537367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7937" calcext:value-type="float">
            <text:p>1693537367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8037" calcext:value-type="float">
            <text:p>1693537368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8137" calcext:value-type="float">
            <text:p>1693537368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8237" calcext:value-type="float">
            <text:p>1693537368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8337" calcext:value-type="float">
            <text:p>1693537368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8437" calcext:value-type="float">
            <text:p>1693537368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8537" calcext:value-type="float">
            <text:p>1693537368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68637" calcext:value-type="float">
            <text:p>1693537368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8737" calcext:value-type="float">
            <text:p>1693537368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68837" calcext:value-type="float">
            <text:p>1693537368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8937" calcext:value-type="float">
            <text:p>1693537368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69037" calcext:value-type="float">
            <text:p>1693537369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9137" calcext:value-type="float">
            <text:p>1693537369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69237" calcext:value-type="float">
            <text:p>1693537369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9337" calcext:value-type="float">
            <text:p>1693537369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69437" calcext:value-type="float">
            <text:p>1693537369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69537" calcext:value-type="float">
            <text:p>1693537369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9637" calcext:value-type="float">
            <text:p>1693537369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69737" calcext:value-type="float">
            <text:p>1693537369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69837" calcext:value-type="float">
            <text:p>1693537369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69937" calcext:value-type="float">
            <text:p>1693537369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0037" calcext:value-type="float">
            <text:p>1693537370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70137" calcext:value-type="float">
            <text:p>1693537370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0237" calcext:value-type="float">
            <text:p>1693537370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0337" calcext:value-type="float">
            <text:p>1693537370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70437" calcext:value-type="float">
            <text:p>1693537370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0537" calcext:value-type="float">
            <text:p>1693537370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7370637" calcext:value-type="float">
            <text:p>1693537370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0737" calcext:value-type="float">
            <text:p>1693537370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70837" calcext:value-type="float">
            <text:p>1693537370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0937" calcext:value-type="float">
            <text:p>1693537370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71037" calcext:value-type="float">
            <text:p>1693537371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1137" calcext:value-type="float">
            <text:p>1693537371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1237" calcext:value-type="float">
            <text:p>1693537371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1337" calcext:value-type="float">
            <text:p>1693537371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1437" calcext:value-type="float">
            <text:p>1693537371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1537" calcext:value-type="float">
            <text:p>1693537371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71637" calcext:value-type="float">
            <text:p>1693537371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71737" calcext:value-type="float">
            <text:p>1693537371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1837" calcext:value-type="float">
            <text:p>1693537371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1937" calcext:value-type="float">
            <text:p>1693537371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2037" calcext:value-type="float">
            <text:p>1693537372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2137" calcext:value-type="float">
            <text:p>1693537372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72237" calcext:value-type="float">
            <text:p>1693537372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2337" calcext:value-type="float">
            <text:p>1693537372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2437" calcext:value-type="float">
            <text:p>1693537372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2537" calcext:value-type="float">
            <text:p>1693537372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72637" calcext:value-type="float">
            <text:p>1693537372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2737" calcext:value-type="float">
            <text:p>1693537372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2837" calcext:value-type="float">
            <text:p>1693537372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2937" calcext:value-type="float">
            <text:p>1693537372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3037" calcext:value-type="float">
            <text:p>1693537373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3137" calcext:value-type="float">
            <text:p>1693537373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3237" calcext:value-type="float">
            <text:p>1693537373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3337" calcext:value-type="float">
            <text:p>1693537373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3437" calcext:value-type="float">
            <text:p>1693537373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73537" calcext:value-type="float">
            <text:p>1693537373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73637" calcext:value-type="float">
            <text:p>1693537373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3737" calcext:value-type="float">
            <text:p>1693537373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3937" calcext:value-type="float">
            <text:p>1693537373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4037" calcext:value-type="float">
            <text:p>1693537374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4137" calcext:value-type="float">
            <text:p>1693537374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4237" calcext:value-type="float">
            <text:p>1693537374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4337" calcext:value-type="float">
            <text:p>1693537374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4437" calcext:value-type="float">
            <text:p>1693537374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4537" calcext:value-type="float">
            <text:p>1693537374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74637" calcext:value-type="float">
            <text:p>1693537374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4737" calcext:value-type="float">
            <text:p>1693537374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74837" calcext:value-type="float">
            <text:p>1693537374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4937" calcext:value-type="float">
            <text:p>1693537374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75037" calcext:value-type="float">
            <text:p>1693537375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75137" calcext:value-type="float">
            <text:p>1693537375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75237" calcext:value-type="float">
            <text:p>1693537375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75337" calcext:value-type="float">
            <text:p>1693537375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75437" calcext:value-type="float">
            <text:p>1693537375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75537" calcext:value-type="float">
            <text:p>1693537375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75637" calcext:value-type="float">
            <text:p>1693537375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5737" calcext:value-type="float">
            <text:p>1693537375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5837" calcext:value-type="float">
            <text:p>1693537375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5937" calcext:value-type="float">
            <text:p>1693537375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6037" calcext:value-type="float">
            <text:p>1693537376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6137" calcext:value-type="float">
            <text:p>1693537376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76237" calcext:value-type="float">
            <text:p>1693537376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76337" calcext:value-type="float">
            <text:p>1693537376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6437" calcext:value-type="float">
            <text:p>1693537376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6537" calcext:value-type="float">
            <text:p>1693537376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6637" calcext:value-type="float">
            <text:p>1693537376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6737" calcext:value-type="float">
            <text:p>1693537376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76837" calcext:value-type="float">
            <text:p>1693537376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6937" calcext:value-type="float">
            <text:p>1693537376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7037" calcext:value-type="float">
            <text:p>1693537377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7137" calcext:value-type="float">
            <text:p>1693537377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7237" calcext:value-type="float">
            <text:p>1693537377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7337" calcext:value-type="float">
            <text:p>1693537377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7437" calcext:value-type="float">
            <text:p>1693537377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77537" calcext:value-type="float">
            <text:p>1693537377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77637" calcext:value-type="float">
            <text:p>1693537377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77737" calcext:value-type="float">
            <text:p>1693537377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7837" calcext:value-type="float">
            <text:p>1693537377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77937" calcext:value-type="float">
            <text:p>1693537377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78037" calcext:value-type="float">
            <text:p>1693537378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8137" calcext:value-type="float">
            <text:p>1693537378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78237" calcext:value-type="float">
            <text:p>1693537378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8337" calcext:value-type="float">
            <text:p>1693537378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8437" calcext:value-type="float">
            <text:p>1693537378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78537" calcext:value-type="float">
            <text:p>1693537378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8637" calcext:value-type="float">
            <text:p>1693537378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8737" calcext:value-type="float">
            <text:p>1693537378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78837" calcext:value-type="float">
            <text:p>1693537378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78937" calcext:value-type="float">
            <text:p>1693537378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9037" calcext:value-type="float">
            <text:p>1693537379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79137" calcext:value-type="float">
            <text:p>1693537379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9237" calcext:value-type="float">
            <text:p>1693537379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9337" calcext:value-type="float">
            <text:p>1693537379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9437" calcext:value-type="float">
            <text:p>1693537379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6" calcext:value-type="float">
            <text:p>4,06</text:p>
          </table:table-cell>
          <table:table-cell office:value-type="float" office:value="1693537379537" calcext:value-type="float">
            <text:p>1693537379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79637" calcext:value-type="float">
            <text:p>1693537379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79737" calcext:value-type="float">
            <text:p>1693537379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79837" calcext:value-type="float">
            <text:p>1693537379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79937" calcext:value-type="float">
            <text:p>1693537379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0037" calcext:value-type="float">
            <text:p>1693537380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80137" calcext:value-type="float">
            <text:p>1693537380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0237" calcext:value-type="float">
            <text:p>1693537380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0337" calcext:value-type="float">
            <text:p>1693537380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80437" calcext:value-type="float">
            <text:p>1693537380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0537" calcext:value-type="float">
            <text:p>1693537380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0637" calcext:value-type="float">
            <text:p>1693537380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0737" calcext:value-type="float">
            <text:p>1693537380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80837" calcext:value-type="float">
            <text:p>1693537380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0937" calcext:value-type="float">
            <text:p>1693537380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81037" calcext:value-type="float">
            <text:p>1693537381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1137" calcext:value-type="float">
            <text:p>1693537381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81237" calcext:value-type="float">
            <text:p>1693537381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81337" calcext:value-type="float">
            <text:p>1693537381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1437" calcext:value-type="float">
            <text:p>1693537381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1537" calcext:value-type="float">
            <text:p>1693537381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1637" calcext:value-type="float">
            <text:p>1693537381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1737" calcext:value-type="float">
            <text:p>1693537381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81837" calcext:value-type="float">
            <text:p>1693537381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81937" calcext:value-type="float">
            <text:p>1693537381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82037" calcext:value-type="float">
            <text:p>1693537382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82137" calcext:value-type="float">
            <text:p>1693537382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82237" calcext:value-type="float">
            <text:p>1693537382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2337" calcext:value-type="float">
            <text:p>1693537382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2437" calcext:value-type="float">
            <text:p>1693537382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2537" calcext:value-type="float">
            <text:p>1693537382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82637" calcext:value-type="float">
            <text:p>1693537382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82737" calcext:value-type="float">
            <text:p>1693537382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82837" calcext:value-type="float">
            <text:p>1693537382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82937" calcext:value-type="float">
            <text:p>1693537382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3037" calcext:value-type="float">
            <text:p>1693537383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3137" calcext:value-type="float">
            <text:p>1693537383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3237" calcext:value-type="float">
            <text:p>1693537383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3337" calcext:value-type="float">
            <text:p>1693537383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3437" calcext:value-type="float">
            <text:p>1693537383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83537" calcext:value-type="float">
            <text:p>1693537383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3637" calcext:value-type="float">
            <text:p>1693537383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3737" calcext:value-type="float">
            <text:p>1693537383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3837" calcext:value-type="float">
            <text:p>1693537383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3937" calcext:value-type="float">
            <text:p>1693537383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4037" calcext:value-type="float">
            <text:p>1693537384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4137" calcext:value-type="float">
            <text:p>1693537384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4237" calcext:value-type="float">
            <text:p>1693537384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4337" calcext:value-type="float">
            <text:p>1693537384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4437" calcext:value-type="float">
            <text:p>1693537384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4537" calcext:value-type="float">
            <text:p>1693537384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4637" calcext:value-type="float">
            <text:p>1693537384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84737" calcext:value-type="float">
            <text:p>1693537384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4837" calcext:value-type="float">
            <text:p>1693537384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84937" calcext:value-type="float">
            <text:p>1693537384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5037" calcext:value-type="float">
            <text:p>1693537385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5137" calcext:value-type="float">
            <text:p>1693537385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85237" calcext:value-type="float">
            <text:p>1693537385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85337" calcext:value-type="float">
            <text:p>1693537385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5437" calcext:value-type="float">
            <text:p>1693537385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85537" calcext:value-type="float">
            <text:p>1693537385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5637" calcext:value-type="float">
            <text:p>1693537385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5737" calcext:value-type="float">
            <text:p>1693537385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5837" calcext:value-type="float">
            <text:p>1693537385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85937" calcext:value-type="float">
            <text:p>1693537385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86037" calcext:value-type="float">
            <text:p>1693537386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6137" calcext:value-type="float">
            <text:p>1693537386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6237" calcext:value-type="float">
            <text:p>1693537386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6337" calcext:value-type="float">
            <text:p>1693537386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86437" calcext:value-type="float">
            <text:p>1693537386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86537" calcext:value-type="float">
            <text:p>1693537386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6637" calcext:value-type="float">
            <text:p>1693537386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6737" calcext:value-type="float">
            <text:p>1693537386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7386837" calcext:value-type="float">
            <text:p>1693537386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6937" calcext:value-type="float">
            <text:p>1693537386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7037" calcext:value-type="float">
            <text:p>1693537387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87137" calcext:value-type="float">
            <text:p>1693537387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87237" calcext:value-type="float">
            <text:p>1693537387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87337" calcext:value-type="float">
            <text:p>1693537387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7437" calcext:value-type="float">
            <text:p>1693537387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87537" calcext:value-type="float">
            <text:p>1693537387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87637" calcext:value-type="float">
            <text:p>1693537387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87737" calcext:value-type="float">
            <text:p>1693537387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7837" calcext:value-type="float">
            <text:p>1693537387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7937" calcext:value-type="float">
            <text:p>1693537387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88037" calcext:value-type="float">
            <text:p>1693537388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88137" calcext:value-type="float">
            <text:p>1693537388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88237" calcext:value-type="float">
            <text:p>1693537388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8337" calcext:value-type="float">
            <text:p>1693537388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8437" calcext:value-type="float">
            <text:p>1693537388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88537" calcext:value-type="float">
            <text:p>1693537388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88637" calcext:value-type="float">
            <text:p>1693537388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8737" calcext:value-type="float">
            <text:p>1693537388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88837" calcext:value-type="float">
            <text:p>1693537388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8937" calcext:value-type="float">
            <text:p>1693537388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89037" calcext:value-type="float">
            <text:p>1693537389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9137" calcext:value-type="float">
            <text:p>1693537389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9237" calcext:value-type="float">
            <text:p>1693537389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9337" calcext:value-type="float">
            <text:p>1693537389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89437" calcext:value-type="float">
            <text:p>1693537389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9537" calcext:value-type="float">
            <text:p>1693537389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9637" calcext:value-type="float">
            <text:p>1693537389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89737" calcext:value-type="float">
            <text:p>1693537389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89837" calcext:value-type="float">
            <text:p>1693537389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89937" calcext:value-type="float">
            <text:p>1693537389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90037" calcext:value-type="float">
            <text:p>1693537390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0137" calcext:value-type="float">
            <text:p>1693537390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0237" calcext:value-type="float">
            <text:p>1693537390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0337" calcext:value-type="float">
            <text:p>1693537390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90437" calcext:value-type="float">
            <text:p>1693537390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0537" calcext:value-type="float">
            <text:p>1693537390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90637" calcext:value-type="float">
            <text:p>1693537390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90737" calcext:value-type="float">
            <text:p>1693537390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0837" calcext:value-type="float">
            <text:p>1693537390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0937" calcext:value-type="float">
            <text:p>1693537390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1037" calcext:value-type="float">
            <text:p>1693537391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1137" calcext:value-type="float">
            <text:p>1693537391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1237" calcext:value-type="float">
            <text:p>1693537391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391337" calcext:value-type="float">
            <text:p>1693537391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1437" calcext:value-type="float">
            <text:p>1693537391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1537" calcext:value-type="float">
            <text:p>1693537391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1637" calcext:value-type="float">
            <text:p>1693537391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1737" calcext:value-type="float">
            <text:p>1693537391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1837" calcext:value-type="float">
            <text:p>1693537391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1937" calcext:value-type="float">
            <text:p>1693537391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2037" calcext:value-type="float">
            <text:p>1693537392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2137" calcext:value-type="float">
            <text:p>1693537392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2237" calcext:value-type="float">
            <text:p>1693537392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7392337" calcext:value-type="float">
            <text:p>1693537392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92437" calcext:value-type="float">
            <text:p>1693537392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2537" calcext:value-type="float">
            <text:p>1693537392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2637" calcext:value-type="float">
            <text:p>1693537392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2737" calcext:value-type="float">
            <text:p>1693537392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2837" calcext:value-type="float">
            <text:p>1693537392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2937" calcext:value-type="float">
            <text:p>1693537392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3037" calcext:value-type="float">
            <text:p>1693537393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3137" calcext:value-type="float">
            <text:p>1693537393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3237" calcext:value-type="float">
            <text:p>1693537393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3337" calcext:value-type="float">
            <text:p>1693537393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93437" calcext:value-type="float">
            <text:p>1693537393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3537" calcext:value-type="float">
            <text:p>1693537393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93638" calcext:value-type="float">
            <text:p>1693537393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3737" calcext:value-type="float">
            <text:p>1693537393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3837" calcext:value-type="float">
            <text:p>1693537393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3937" calcext:value-type="float">
            <text:p>1693537393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4037" calcext:value-type="float">
            <text:p>1693537394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4137" calcext:value-type="float">
            <text:p>1693537394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4237" calcext:value-type="float">
            <text:p>1693537394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4337" calcext:value-type="float">
            <text:p>1693537394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4437" calcext:value-type="float">
            <text:p>1693537394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4537" calcext:value-type="float">
            <text:p>1693537394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4638" calcext:value-type="float">
            <text:p>1693537394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4737" calcext:value-type="float">
            <text:p>1693537394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394837" calcext:value-type="float">
            <text:p>1693537394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4937" calcext:value-type="float">
            <text:p>1693537394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5037" calcext:value-type="float">
            <text:p>1693537395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5137" calcext:value-type="float">
            <text:p>1693537395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5237" calcext:value-type="float">
            <text:p>1693537395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5337" calcext:value-type="float">
            <text:p>1693537395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5437" calcext:value-type="float">
            <text:p>1693537395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5537" calcext:value-type="float">
            <text:p>1693537395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5637" calcext:value-type="float">
            <text:p>1693537395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5737" calcext:value-type="float">
            <text:p>1693537395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5837" calcext:value-type="float">
            <text:p>1693537395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395937" calcext:value-type="float">
            <text:p>1693537395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6037" calcext:value-type="float">
            <text:p>1693537396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6137" calcext:value-type="float">
            <text:p>1693537396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6237" calcext:value-type="float">
            <text:p>1693537396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6337" calcext:value-type="float">
            <text:p>1693537396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96437" calcext:value-type="float">
            <text:p>1693537396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6537" calcext:value-type="float">
            <text:p>1693537396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6637" calcext:value-type="float">
            <text:p>1693537396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6737" calcext:value-type="float">
            <text:p>1693537396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6837" calcext:value-type="float">
            <text:p>1693537396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396937" calcext:value-type="float">
            <text:p>1693537396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7037" calcext:value-type="float">
            <text:p>1693537397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397137" calcext:value-type="float">
            <text:p>1693537397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7237" calcext:value-type="float">
            <text:p>1693537397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7337" calcext:value-type="float">
            <text:p>1693537397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7437" calcext:value-type="float">
            <text:p>1693537397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97537" calcext:value-type="float">
            <text:p>1693537397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97637" calcext:value-type="float">
            <text:p>1693537397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7737" calcext:value-type="float">
            <text:p>1693537397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7837" calcext:value-type="float">
            <text:p>1693537397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7937" calcext:value-type="float">
            <text:p>1693537397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8037" calcext:value-type="float">
            <text:p>1693537398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8137" calcext:value-type="float">
            <text:p>1693537398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8237" calcext:value-type="float">
            <text:p>1693537398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398337" calcext:value-type="float">
            <text:p>1693537398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8437" calcext:value-type="float">
            <text:p>1693537398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398537" calcext:value-type="float">
            <text:p>1693537398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398637" calcext:value-type="float">
            <text:p>1693537398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8737" calcext:value-type="float">
            <text:p>1693537398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8837" calcext:value-type="float">
            <text:p>1693537398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8937" calcext:value-type="float">
            <text:p>1693537398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9037" calcext:value-type="float">
            <text:p>1693537399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9137" calcext:value-type="float">
            <text:p>1693537399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9237" calcext:value-type="float">
            <text:p>1693537399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9337" calcext:value-type="float">
            <text:p>1693537399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9437" calcext:value-type="float">
            <text:p>1693537399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399537" calcext:value-type="float">
            <text:p>1693537399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9638" calcext:value-type="float">
            <text:p>1693537399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399737" calcext:value-type="float">
            <text:p>1693537399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399837" calcext:value-type="float">
            <text:p>1693537399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399937" calcext:value-type="float">
            <text:p>1693537399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00037" calcext:value-type="float">
            <text:p>1693537400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0137" calcext:value-type="float">
            <text:p>1693537400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0237" calcext:value-type="float">
            <text:p>1693537400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400337" calcext:value-type="float">
            <text:p>1693537400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0437" calcext:value-type="float">
            <text:p>1693537400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0537" calcext:value-type="float">
            <text:p>1693537400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0637" calcext:value-type="float">
            <text:p>1693537400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0737" calcext:value-type="float">
            <text:p>1693537400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0837" calcext:value-type="float">
            <text:p>1693537400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0937" calcext:value-type="float">
            <text:p>1693537400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1037" calcext:value-type="float">
            <text:p>1693537401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01137" calcext:value-type="float">
            <text:p>1693537401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1237" calcext:value-type="float">
            <text:p>1693537401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01337" calcext:value-type="float">
            <text:p>1693537401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7" calcext:value-type="float">
            <text:p>4,07</text:p>
          </table:table-cell>
          <table:table-cell office:value-type="float" office:value="1693537401437" calcext:value-type="float">
            <text:p>1693537401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1537" calcext:value-type="float">
            <text:p>1693537401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01637" calcext:value-type="float">
            <text:p>1693537401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1737" calcext:value-type="float">
            <text:p>1693537401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01837" calcext:value-type="float">
            <text:p>1693537401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1937" calcext:value-type="float">
            <text:p>1693537401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2037" calcext:value-type="float">
            <text:p>1693537402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2137" calcext:value-type="float">
            <text:p>1693537402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2237" calcext:value-type="float">
            <text:p>1693537402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2337" calcext:value-type="float">
            <text:p>1693537402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2437" calcext:value-type="float">
            <text:p>1693537402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2537" calcext:value-type="float">
            <text:p>1693537402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02637" calcext:value-type="float">
            <text:p>1693537402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2737" calcext:value-type="float">
            <text:p>1693537402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2837" calcext:value-type="float">
            <text:p>1693537402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2937" calcext:value-type="float">
            <text:p>1693537402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3037" calcext:value-type="float">
            <text:p>1693537403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3137" calcext:value-type="float">
            <text:p>1693537403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7403237" calcext:value-type="float">
            <text:p>1693537403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3337" calcext:value-type="float">
            <text:p>1693537403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3437" calcext:value-type="float">
            <text:p>1693537403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3538" calcext:value-type="float">
            <text:p>1693537403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3637" calcext:value-type="float">
            <text:p>1693537403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03737" calcext:value-type="float">
            <text:p>1693537403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03838" calcext:value-type="float">
            <text:p>1693537403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3937" calcext:value-type="float">
            <text:p>1693537403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04037" calcext:value-type="float">
            <text:p>1693537404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4137" calcext:value-type="float">
            <text:p>1693537404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4237" calcext:value-type="float">
            <text:p>1693537404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4337" calcext:value-type="float">
            <text:p>1693537404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04437" calcext:value-type="float">
            <text:p>1693537404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4537" calcext:value-type="float">
            <text:p>1693537404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4638" calcext:value-type="float">
            <text:p>1693537404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4737" calcext:value-type="float">
            <text:p>1693537404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4837" calcext:value-type="float">
            <text:p>1693537404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04937" calcext:value-type="float">
            <text:p>1693537404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5037" calcext:value-type="float">
            <text:p>1693537405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5137" calcext:value-type="float">
            <text:p>1693537405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05237" calcext:value-type="float">
            <text:p>1693537405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5337" calcext:value-type="float">
            <text:p>1693537405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5437" calcext:value-type="float">
            <text:p>1693537405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5537" calcext:value-type="float">
            <text:p>1693537405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5637" calcext:value-type="float">
            <text:p>1693537405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5737" calcext:value-type="float">
            <text:p>1693537405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5837" calcext:value-type="float">
            <text:p>1693537405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05937" calcext:value-type="float">
            <text:p>1693537405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6037" calcext:value-type="float">
            <text:p>1693537406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06137" calcext:value-type="float">
            <text:p>1693537406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6237" calcext:value-type="float">
            <text:p>1693537406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6337" calcext:value-type="float">
            <text:p>1693537406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6437" calcext:value-type="float">
            <text:p>1693537406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6537" calcext:value-type="float">
            <text:p>1693537406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06637" calcext:value-type="float">
            <text:p>1693537406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6737" calcext:value-type="float">
            <text:p>1693537406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6837" calcext:value-type="float">
            <text:p>1693537406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6937" calcext:value-type="float">
            <text:p>1693537406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7037" calcext:value-type="float">
            <text:p>1693537407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07137" calcext:value-type="float">
            <text:p>1693537407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07237" calcext:value-type="float">
            <text:p>1693537407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7337" calcext:value-type="float">
            <text:p>1693537407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07437" calcext:value-type="float">
            <text:p>1693537407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7538" calcext:value-type="float">
            <text:p>1693537407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7637" calcext:value-type="float">
            <text:p>1693537407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7738" calcext:value-type="float">
            <text:p>1693537407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7837" calcext:value-type="float">
            <text:p>16935374078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7937" calcext:value-type="float">
            <text:p>1693537407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408037" calcext:value-type="float">
            <text:p>1693537408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8137" calcext:value-type="float">
            <text:p>1693537408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08237" calcext:value-type="float">
            <text:p>16935374082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8337" calcext:value-type="float">
            <text:p>1693537408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8437" calcext:value-type="float">
            <text:p>1693537408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08537" calcext:value-type="float">
            <text:p>1693537408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8638" calcext:value-type="float">
            <text:p>1693537408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8737" calcext:value-type="float">
            <text:p>1693537408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8838" calcext:value-type="float">
            <text:p>1693537408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8937" calcext:value-type="float">
            <text:p>1693537408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9037" calcext:value-type="float">
            <text:p>1693537409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09138" calcext:value-type="float">
            <text:p>1693537409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9238" calcext:value-type="float">
            <text:p>1693537409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09337" calcext:value-type="float">
            <text:p>1693537409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09437" calcext:value-type="float">
            <text:p>1693537409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09538" calcext:value-type="float">
            <text:p>1693537409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09638" calcext:value-type="float">
            <text:p>1693537409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9738" calcext:value-type="float">
            <text:p>1693537409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09838" calcext:value-type="float">
            <text:p>1693537409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09938" calcext:value-type="float">
            <text:p>1693537409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0038" calcext:value-type="float">
            <text:p>1693537410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0137" calcext:value-type="float">
            <text:p>1693537410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0238" calcext:value-type="float">
            <text:p>1693537410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0338" calcext:value-type="float">
            <text:p>1693537410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0438" calcext:value-type="float">
            <text:p>1693537410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10537" calcext:value-type="float">
            <text:p>16935374105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0637" calcext:value-type="float">
            <text:p>1693537410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10737" calcext:value-type="float">
            <text:p>1693537410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0838" calcext:value-type="float">
            <text:p>1693537410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0937" calcext:value-type="float">
            <text:p>1693537410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1037" calcext:value-type="float">
            <text:p>1693537411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1138" calcext:value-type="float">
            <text:p>1693537411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1238" calcext:value-type="float">
            <text:p>1693537411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1338" calcext:value-type="float">
            <text:p>1693537411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1438" calcext:value-type="float">
            <text:p>1693537411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1538" calcext:value-type="float">
            <text:p>1693537411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1637" calcext:value-type="float">
            <text:p>1693537411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1737" calcext:value-type="float">
            <text:p>1693537411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1838" calcext:value-type="float">
            <text:p>1693537411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1938" calcext:value-type="float">
            <text:p>1693537411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2038" calcext:value-type="float">
            <text:p>1693537412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2137" calcext:value-type="float">
            <text:p>16935374121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2238" calcext:value-type="float">
            <text:p>1693537412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2337" calcext:value-type="float">
            <text:p>1693537412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2437" calcext:value-type="float">
            <text:p>16935374124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2538" calcext:value-type="float">
            <text:p>1693537412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7" calcext:value-type="float">
            <text:p>4,07</text:p>
          </table:table-cell>
          <table:table-cell office:value-type="float" office:value="1693537412637" calcext:value-type="float">
            <text:p>16935374126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2738" calcext:value-type="float">
            <text:p>1693537412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412838" calcext:value-type="float">
            <text:p>1693537412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2937" calcext:value-type="float">
            <text:p>16935374129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3037" calcext:value-type="float">
            <text:p>1693537413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3138" calcext:value-type="float">
            <text:p>1693537413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13238" calcext:value-type="float">
            <text:p>1693537413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3337" calcext:value-type="float">
            <text:p>16935374133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413438" calcext:value-type="float">
            <text:p>1693537413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3538" calcext:value-type="float">
            <text:p>1693537413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3638" calcext:value-type="float">
            <text:p>1693537413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3737" calcext:value-type="float">
            <text:p>16935374137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13838" calcext:value-type="float">
            <text:p>1693537413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3938" calcext:value-type="float">
            <text:p>1693537413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4037" calcext:value-type="float">
            <text:p>169353741403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7414138" calcext:value-type="float">
            <text:p>1693537414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14238" calcext:value-type="float">
            <text:p>1693537414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4338" calcext:value-type="float">
            <text:p>1693537414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4438" calcext:value-type="float">
            <text:p>1693537414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4538" calcext:value-type="float">
            <text:p>1693537414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4638" calcext:value-type="float">
            <text:p>1693537414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4738" calcext:value-type="float">
            <text:p>1693537414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6" calcext:value-type="float">
            <text:p>4,06</text:p>
          </table:table-cell>
          <table:table-cell office:value-type="float" office:value="1693537414838" calcext:value-type="float">
            <text:p>1693537414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4938" calcext:value-type="float">
            <text:p>1693537414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7" calcext:value-type="float">
            <text:p>4,07</text:p>
          </table:table-cell>
          <table:table-cell office:value-type="float" office:value="1693537415038" calcext:value-type="float">
            <text:p>1693537415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5138" calcext:value-type="float">
            <text:p>1693537415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5238" calcext:value-type="float">
            <text:p>1693537415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15338" calcext:value-type="float">
            <text:p>1693537415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5438" calcext:value-type="float">
            <text:p>1693537415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5538" calcext:value-type="float">
            <text:p>1693537415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7" calcext:value-type="float">
            <text:p>4,07</text:p>
          </table:table-cell>
          <table:table-cell office:value-type="float" office:value="1693537415638" calcext:value-type="float">
            <text:p>1693537415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5738" calcext:value-type="float">
            <text:p>1693537415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5838" calcext:value-type="float">
            <text:p>1693537415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5938" calcext:value-type="float">
            <text:p>1693537415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16038" calcext:value-type="float">
            <text:p>1693537416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6138" calcext:value-type="float">
            <text:p>1693537416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16238" calcext:value-type="float">
            <text:p>1693537416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6338" calcext:value-type="float">
            <text:p>1693537416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6438" calcext:value-type="float">
            <text:p>1693537416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6538" calcext:value-type="float">
            <text:p>1693537416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6638" calcext:value-type="float">
            <text:p>1693537416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6738" calcext:value-type="float">
            <text:p>1693537416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6838" calcext:value-type="float">
            <text:p>1693537416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7038" calcext:value-type="float">
            <text:p>1693537417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7138" calcext:value-type="float">
            <text:p>1693537417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7238" calcext:value-type="float">
            <text:p>1693537417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7338" calcext:value-type="float">
            <text:p>1693537417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17438" calcext:value-type="float">
            <text:p>1693537417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7538" calcext:value-type="float">
            <text:p>1693537417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7638" calcext:value-type="float">
            <text:p>1693537417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17738" calcext:value-type="float">
            <text:p>1693537417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7838" calcext:value-type="float">
            <text:p>1693537417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17938" calcext:value-type="float">
            <text:p>1693537417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8038" calcext:value-type="float">
            <text:p>1693537418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8138" calcext:value-type="float">
            <text:p>1693537418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8238" calcext:value-type="float">
            <text:p>1693537418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8338" calcext:value-type="float">
            <text:p>1693537418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8438" calcext:value-type="float">
            <text:p>1693537418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18538" calcext:value-type="float">
            <text:p>1693537418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8638" calcext:value-type="float">
            <text:p>1693537418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8738" calcext:value-type="float">
            <text:p>1693537418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18838" calcext:value-type="float">
            <text:p>1693537418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18938" calcext:value-type="float">
            <text:p>1693537418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9038" calcext:value-type="float">
            <text:p>1693537419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19138" calcext:value-type="float">
            <text:p>1693537419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9238" calcext:value-type="float">
            <text:p>1693537419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19338" calcext:value-type="float">
            <text:p>1693537419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19438" calcext:value-type="float">
            <text:p>1693537419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9538" calcext:value-type="float">
            <text:p>1693537419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9638" calcext:value-type="float">
            <text:p>1693537419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19738" calcext:value-type="float">
            <text:p>1693537419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19838" calcext:value-type="float">
            <text:p>1693537419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19938" calcext:value-type="float">
            <text:p>1693537419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0038" calcext:value-type="float">
            <text:p>1693537420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0138" calcext:value-type="float">
            <text:p>1693537420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0238" calcext:value-type="float">
            <text:p>1693537420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20338" calcext:value-type="float">
            <text:p>1693537420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0438" calcext:value-type="float">
            <text:p>1693537420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0538" calcext:value-type="float">
            <text:p>1693537420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0638" calcext:value-type="float">
            <text:p>1693537420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0738" calcext:value-type="float">
            <text:p>1693537420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0838" calcext:value-type="float">
            <text:p>1693537420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0938" calcext:value-type="float">
            <text:p>1693537420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1038" calcext:value-type="float">
            <text:p>1693537421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21138" calcext:value-type="float">
            <text:p>1693537421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1238" calcext:value-type="float">
            <text:p>1693537421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1338" calcext:value-type="float">
            <text:p>1693537421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1438" calcext:value-type="float">
            <text:p>1693537421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1538" calcext:value-type="float">
            <text:p>1693537421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1638" calcext:value-type="float">
            <text:p>1693537421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21738" calcext:value-type="float">
            <text:p>1693537421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1838" calcext:value-type="float">
            <text:p>1693537421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1938" calcext:value-type="float">
            <text:p>1693537421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2038" calcext:value-type="float">
            <text:p>1693537422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2138" calcext:value-type="float">
            <text:p>1693537422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2238" calcext:value-type="float">
            <text:p>1693537422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2338" calcext:value-type="float">
            <text:p>1693537422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2438" calcext:value-type="float">
            <text:p>1693537422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2538" calcext:value-type="float">
            <text:p>1693537422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2638" calcext:value-type="float">
            <text:p>1693537422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422738" calcext:value-type="float">
            <text:p>1693537422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22838" calcext:value-type="float">
            <text:p>1693537422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2938" calcext:value-type="float">
            <text:p>1693537422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23038" calcext:value-type="float">
            <text:p>1693537423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3138" calcext:value-type="float">
            <text:p>1693537423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3238" calcext:value-type="float">
            <text:p>1693537423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423338" calcext:value-type="float">
            <text:p>1693537423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3438" calcext:value-type="float">
            <text:p>1693537423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3538" calcext:value-type="float">
            <text:p>1693537423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3638" calcext:value-type="float">
            <text:p>1693537423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3738" calcext:value-type="float">
            <text:p>1693537423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3838" calcext:value-type="float">
            <text:p>1693537423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3938" calcext:value-type="float">
            <text:p>1693537423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4038" calcext:value-type="float">
            <text:p>1693537424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4138" calcext:value-type="float">
            <text:p>1693537424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4238" calcext:value-type="float">
            <text:p>1693537424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4338" calcext:value-type="float">
            <text:p>1693537424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4438" calcext:value-type="float">
            <text:p>1693537424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4538" calcext:value-type="float">
            <text:p>1693537424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4638" calcext:value-type="float">
            <text:p>1693537424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4738" calcext:value-type="float">
            <text:p>1693537424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4838" calcext:value-type="float">
            <text:p>1693537424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24938" calcext:value-type="float">
            <text:p>1693537424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5038" calcext:value-type="float">
            <text:p>1693537425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5138" calcext:value-type="float">
            <text:p>1693537425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5238" calcext:value-type="float">
            <text:p>1693537425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5338" calcext:value-type="float">
            <text:p>1693537425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25438" calcext:value-type="float">
            <text:p>1693537425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5538" calcext:value-type="float">
            <text:p>1693537425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5638" calcext:value-type="float">
            <text:p>1693537425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25738" calcext:value-type="float">
            <text:p>1693537425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25838" calcext:value-type="float">
            <text:p>1693537425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25938" calcext:value-type="float">
            <text:p>1693537425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6038" calcext:value-type="float">
            <text:p>1693537426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6138" calcext:value-type="float">
            <text:p>1693537426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6238" calcext:value-type="float">
            <text:p>1693537426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26338" calcext:value-type="float">
            <text:p>1693537426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6438" calcext:value-type="float">
            <text:p>1693537426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6538" calcext:value-type="float">
            <text:p>1693537426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26638" calcext:value-type="float">
            <text:p>1693537426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426738" calcext:value-type="float">
            <text:p>1693537426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6838" calcext:value-type="float">
            <text:p>1693537426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26938" calcext:value-type="float">
            <text:p>1693537426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7038" calcext:value-type="float">
            <text:p>1693537427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7138" calcext:value-type="float">
            <text:p>1693537427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7238" calcext:value-type="float">
            <text:p>1693537427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27338" calcext:value-type="float">
            <text:p>1693537427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8" calcext:value-type="float">
            <text:p>4,08</text:p>
          </table:table-cell>
          <table:table-cell office:value-type="float" office:value="1693537427438" calcext:value-type="float">
            <text:p>1693537427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7538" calcext:value-type="float">
            <text:p>1693537427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7638" calcext:value-type="float">
            <text:p>1693537427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7738" calcext:value-type="float">
            <text:p>1693537427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7838" calcext:value-type="float">
            <text:p>1693537427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7938" calcext:value-type="float">
            <text:p>1693537427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8038" calcext:value-type="float">
            <text:p>1693537428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8138" calcext:value-type="float">
            <text:p>1693537428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8238" calcext:value-type="float">
            <text:p>1693537428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8338" calcext:value-type="float">
            <text:p>1693537428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8438" calcext:value-type="float">
            <text:p>1693537428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28538" calcext:value-type="float">
            <text:p>1693537428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28638" calcext:value-type="float">
            <text:p>1693537428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8738" calcext:value-type="float">
            <text:p>1693537428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28838" calcext:value-type="float">
            <text:p>1693537428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8938" calcext:value-type="float">
            <text:p>1693537428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9038" calcext:value-type="float">
            <text:p>1693537429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29138" calcext:value-type="float">
            <text:p>1693537429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29238" calcext:value-type="float">
            <text:p>1693537429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29338" calcext:value-type="float">
            <text:p>1693537429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29438" calcext:value-type="float">
            <text:p>1693537429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29538" calcext:value-type="float">
            <text:p>1693537429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29638" calcext:value-type="float">
            <text:p>1693537429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29738" calcext:value-type="float">
            <text:p>1693537429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29838" calcext:value-type="float">
            <text:p>1693537429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29938" calcext:value-type="float">
            <text:p>1693537429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0038" calcext:value-type="float">
            <text:p>1693537430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30138" calcext:value-type="float">
            <text:p>1693537430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0238" calcext:value-type="float">
            <text:p>1693537430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30338" calcext:value-type="float">
            <text:p>1693537430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30438" calcext:value-type="float">
            <text:p>1693537430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0538" calcext:value-type="float">
            <text:p>1693537430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0638" calcext:value-type="float">
            <text:p>1693537430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30738" calcext:value-type="float">
            <text:p>1693537430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0838" calcext:value-type="float">
            <text:p>1693537430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0938" calcext:value-type="float">
            <text:p>1693537430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31038" calcext:value-type="float">
            <text:p>1693537431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1138" calcext:value-type="float">
            <text:p>1693537431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1238" calcext:value-type="float">
            <text:p>1693537431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1338" calcext:value-type="float">
            <text:p>1693537431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1438" calcext:value-type="float">
            <text:p>1693537431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1538" calcext:value-type="float">
            <text:p>1693537431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1638" calcext:value-type="float">
            <text:p>1693537431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1738" calcext:value-type="float">
            <text:p>1693537431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31838" calcext:value-type="float">
            <text:p>1693537431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1938" calcext:value-type="float">
            <text:p>1693537431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2038" calcext:value-type="float">
            <text:p>1693537432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2138" calcext:value-type="float">
            <text:p>1693537432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32238" calcext:value-type="float">
            <text:p>1693537432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2338" calcext:value-type="float">
            <text:p>1693537432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37432438" calcext:value-type="float">
            <text:p>1693537432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32538" calcext:value-type="float">
            <text:p>1693537432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32638" calcext:value-type="float">
            <text:p>1693537432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2738" calcext:value-type="float">
            <text:p>1693537432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32838" calcext:value-type="float">
            <text:p>1693537432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2938" calcext:value-type="float">
            <text:p>1693537432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3038" calcext:value-type="float">
            <text:p>1693537433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33138" calcext:value-type="float">
            <text:p>1693537433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3238" calcext:value-type="float">
            <text:p>1693537433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8" calcext:value-type="float">
            <text:p>4,18</text:p>
          </table:table-cell>
          <table:table-cell office:value-type="float" office:value="1693537433338" calcext:value-type="float">
            <text:p>1693537433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3438" calcext:value-type="float">
            <text:p>1693537433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3538" calcext:value-type="float">
            <text:p>1693537433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3638" calcext:value-type="float">
            <text:p>1693537433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3738" calcext:value-type="float">
            <text:p>1693537433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33838" calcext:value-type="float">
            <text:p>1693537433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3938" calcext:value-type="float">
            <text:p>1693537433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7434038" calcext:value-type="float">
            <text:p>1693537434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34138" calcext:value-type="float">
            <text:p>1693537434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4238" calcext:value-type="float">
            <text:p>1693537434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4338" calcext:value-type="float">
            <text:p>1693537434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34438" calcext:value-type="float">
            <text:p>1693537434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34538" calcext:value-type="float">
            <text:p>1693537434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4638" calcext:value-type="float">
            <text:p>1693537434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34738" calcext:value-type="float">
            <text:p>1693537434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34838" calcext:value-type="float">
            <text:p>1693537434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1" calcext:value-type="float">
            <text:p>4,11</text:p>
          </table:table-cell>
          <table:table-cell office:value-type="float" office:value="1693537434938" calcext:value-type="float">
            <text:p>1693537434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5038" calcext:value-type="float">
            <text:p>1693537435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5138" calcext:value-type="float">
            <text:p>1693537435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5238" calcext:value-type="float">
            <text:p>1693537435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5338" calcext:value-type="float">
            <text:p>1693537435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" calcext:value-type="float">
            <text:p>4,1</text:p>
          </table:table-cell>
          <table:table-cell office:value-type="float" office:value="1693537435438" calcext:value-type="float">
            <text:p>1693537435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37435538" calcext:value-type="float">
            <text:p>1693537435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31" calcext:value-type="float">
            <text:p>4,31</text:p>
          </table:table-cell>
          <table:table-cell office:value-type="float" office:value="1693537435638" calcext:value-type="float">
            <text:p>1693537435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2" calcext:value-type="float">
            <text:p>4,12</text:p>
          </table:table-cell>
          <table:table-cell office:value-type="float" office:value="1693537435738" calcext:value-type="float">
            <text:p>1693537435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33" calcext:value-type="float">
            <text:p>4,33</text:p>
          </table:table-cell>
          <table:table-cell office:value-type="float" office:value="1693537435838" calcext:value-type="float">
            <text:p>1693537435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6" calcext:value-type="float">
            <text:p>4,06</text:p>
          </table:table-cell>
          <table:table-cell office:value-type="float" office:value="1693537435938" calcext:value-type="float">
            <text:p>1693537435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3" calcext:value-type="float">
            <text:p>4,13</text:p>
          </table:table-cell>
          <table:table-cell office:value-type="float" office:value="1693537436038" calcext:value-type="float">
            <text:p>1693537436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5" calcext:value-type="float">
            <text:p>4,25</text:p>
          </table:table-cell>
          <table:table-cell office:value-type="float" office:value="1693537436138" calcext:value-type="float">
            <text:p>1693537436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36238" calcext:value-type="float">
            <text:p>1693537436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6338" calcext:value-type="float">
            <text:p>1693537436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4" calcext:value-type="float">
            <text:p>4,14</text:p>
          </table:table-cell>
          <table:table-cell office:value-type="float" office:value="1693537436438" calcext:value-type="float">
            <text:p>1693537436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6" calcext:value-type="float">
            <text:p>4,16</text:p>
          </table:table-cell>
          <table:table-cell office:value-type="float" office:value="1693537436538" calcext:value-type="float">
            <text:p>1693537436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7" calcext:value-type="float">
            <text:p>4,17</text:p>
          </table:table-cell>
          <table:table-cell office:value-type="float" office:value="1693537436638" calcext:value-type="float">
            <text:p>1693537436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36738" calcext:value-type="float">
            <text:p>16935374367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36838" calcext:value-type="float">
            <text:p>16935374368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7436938" calcext:value-type="float">
            <text:p>16935374369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7437038" calcext:value-type="float">
            <text:p>16935374370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37437138" calcext:value-type="float">
            <text:p>16935374371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9" calcext:value-type="float">
            <text:p>4,19</text:p>
          </table:table-cell>
          <table:table-cell office:value-type="float" office:value="1693537437238" calcext:value-type="float">
            <text:p>16935374372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4" calcext:value-type="float">
            <text:p>4,24</text:p>
          </table:table-cell>
          <table:table-cell office:value-type="float" office:value="1693537437338" calcext:value-type="float">
            <text:p>16935374373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3" calcext:value-type="float">
            <text:p>4,23</text:p>
          </table:table-cell>
          <table:table-cell office:value-type="float" office:value="1693537437438" calcext:value-type="float">
            <text:p>16935374374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1" calcext:value-type="float">
            <text:p>4,21</text:p>
          </table:table-cell>
          <table:table-cell office:value-type="float" office:value="1693537437538" calcext:value-type="float">
            <text:p>16935374375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437638" calcext:value-type="float">
            <text:p>169353743763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" calcext:value-type="float">
            <text:p>4,2</text:p>
          </table:table-cell>
          <table:table-cell office:value-type="float" office:value="1693537437738" calcext:value-type="float">
            <text:p>1693537437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5:41.498798390</dc:date>
    <meta:editing-duration>PT31S</meta:editing-duration>
    <meta:editing-cycles>1</meta:editing-cycles>
    <meta:document-statistic meta:table-count="1" meta:cell-count="325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4.279cm" svg:y="4.199cm" style:legend-expansion="high" chart:style-name="ch2"/>
        <chart:plot-area chart:style-name="ch3" table:cell-range-address="exp2p2.B1:exp2p2.B1084" chart:data-source-has-labels="row" svg:x="0.32cm" svg:y="0.179cm" svg:width="13.639cm" svg:height="8.638cm">
          <chartooo:coordinate-region svg:x="1.047cm" svg:y="0.179cm" svg:width="12.912cm" svg:height="7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2p2.B2:exp2p2.B1084" chart:label-cell-address="exp2p2.B1:exp2p2.B1" chart:class="chart:line">
            <chart:data-point chart:repeated="10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2p2.B1:exp2p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9">
                <text:p>3.99</text:p>
                <draw:g>
                  <svg:desc>exp2p2.B2:exp2p2.B10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